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erial" fo:font-size="40pt" officeooo:rsid="0003b310" officeooo:paragraph-rsid="0003b31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erial" fo:font-size="40pt" officeooo:rsid="0003b310" officeooo:paragraph-rsid="0003b31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Aerial" officeooo:rsid="0003b310" officeooo:paragraph-rsid="0003b310"/>
    </style:style>
    <style:style style:name="P4" style:family="paragraph" style:parent-style-name="Standard">
      <style:paragraph-properties fo:text-align="center" style:justify-single-word="false"/>
      <style:text-properties style:font-name="Aerial" fo:font-size="24pt" officeooo:rsid="00065aed" officeooo:paragraph-rsid="00065ae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erial" fo:font-size="24pt" officeooo:rsid="0003b310" officeooo:paragraph-rsid="0003b310" style:font-size-asian="24pt" style:font-size-complex="24pt"/>
    </style:style>
    <style:style style:name="P6" style:family="paragraph" style:parent-style-name="Standard">
      <style:text-properties style:font-name="Aerial" officeooo:rsid="0003b310" officeooo:paragraph-rsid="0003b310"/>
    </style:style>
    <style:style style:name="P7" style:family="paragraph" style:parent-style-name="Standard">
      <style:paragraph-properties fo:line-height="115%"/>
      <style:text-properties style:font-name="Aerial" officeooo:rsid="0003b310" officeooo:paragraph-rsid="0003b310"/>
    </style:style>
    <style:style style:name="P8" style:family="paragraph" style:parent-style-name="Standard">
      <style:paragraph-properties fo:line-height="115%" fo:text-align="end" style:justify-single-word="false"/>
      <style:text-properties style:font-name="Aerial" officeooo:rsid="0003b310" officeooo:paragraph-rsid="0003b310"/>
    </style:style>
    <style:style style:name="P9" style:family="paragraph" style:parent-style-name="Standard">
      <style:paragraph-properties fo:line-height="115%" fo:text-align="end" style:justify-single-word="false"/>
      <style:text-properties style:font-name="Aerial" fo:font-weight="normal" officeooo:rsid="0003b310" officeooo:paragraph-rsid="0003b310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erial" fo:font-weight="bold" officeooo:rsid="0003b310" officeooo:paragraph-rsid="0003b31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erial" fo:font-weight="bold" officeooo:rsid="00040d0f" officeooo:paragraph-rsid="00040d0f" style:font-weight-asian="bold" style:font-weight-complex="bold"/>
    </style:style>
    <style:style style:name="P12" style:family="paragraph" style:parent-style-name="Heading_20_1">
      <style:paragraph-properties fo:break-before="page"/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3" style:family="paragraph" style:parent-style-name="Text_20_body"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4" style:family="paragraph" style:parent-style-name="Heading_20_1">
      <style:paragraph-properties fo:break-before="page"/>
      <style:text-properties officeooo:rsid="00040d0f" officeooo:paragraph-rsid="00040d0f"/>
    </style:style>
    <style:style style:name="P15" style:family="paragraph" style:parent-style-name="Text_20_body">
      <style:text-properties officeooo:paragraph-rsid="00040d0f"/>
    </style:style>
    <style:style style:name="P16" style:family="paragraph" style:parent-style-name="Heading_20_2">
      <style:paragraph-properties fo:break-before="page"/>
      <style:text-properties style:font-name="Aerial" fo:font-size="12pt" officeooo:rsid="0004b156" officeooo:paragraph-rsid="0004b156" style:font-size-asian="10.5pt" style:font-size-complex="12pt"/>
    </style:style>
    <style:style style:name="P17" style:family="paragraph" style:parent-style-name="Text_20_body">
      <style:text-properties style:font-name="Aerial" fo:font-size="12pt" officeooo:rsid="0004b156" officeooo:paragraph-rsid="0004b156" style:font-size-asian="10.5pt" style:font-size-complex="12pt"/>
    </style:style>
    <style:style style:name="P18" style:family="paragraph" style:parent-style-name="Text_20_body">
      <style:paragraph-properties fo:line-height="115%"/>
      <style:text-properties style:font-name="Aerial" fo:font-size="12pt" officeooo:rsid="0004b156" officeooo:paragraph-rsid="0004b156" style:font-size-asian="10.5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Jegyzőkönyv</text:p>
      <text:p text:style-name="P3"/>
      <text:p text:style-name="P4">Webes adatkezelő környezetek</text:p>
      <text:p text:style-name="P4">Féléves feladat</text:p>
      <text:p text:style-name="P5"/>
      <text:p text:style-name="P4">Könyvesbolt </text:p>
      <text:p text:style-name="P4">nyilvántartási rendszer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Készítette: <text:span text:style-name="T1">Ferencsik Róbert</text:span></text:p>
      <text:p text:style-name="P9">Neptunkód: <text:span text:style-name="T1">BQLOTW</text:span></text:p>
      <text:p text:style-name="P9">Dátum: <text:span text:style-name="T1">2025. November</text:span></text:p>
      <text:p text:style-name="P10"/>
      <text:p text:style-name="P11">Miskolc, 2025</text:p>
      <text:h text:style-name="P12" text:outline-level="1">Tartalomjegyzék</text:h>
      <text:p text:style-name="P13"/>
      <text:p text:style-name="P13"/>
      <text:h text:style-name="P14" text:outline-level="1">Bevezetés</text:h>
      <text:p text:style-name="P15"/>
      <text:p text:style-name="P15"/>
      <text:h text:style-name="P16" text:outline-level="2">Feladatok</text:h>
      <text:p text:style-name="P17"/>
      <text:p text:style-name="P18">Jegyzőkönyv készítése az elkészített projektről, amely tartalmaz előlapot, tartalomjegyzéket (hiper-hivatkozott), a feladat leírását, struktúra szerkezetét (mappa, fájl), a felhasználói felületet bemutatása (menük, rövid kód magyarázat), kód stb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7:42:35.857678100</meta:creation-date>
    <dc:date>2025-11-23T12:21:30.658567900</dc:date>
    <meta:editing-duration>PT14M29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13" meta:word-count="49" meta:character-count="448" meta:non-whitespace-character-count="410"/>
  </office:meta>
</office:document-meta>
</file>